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85c9" officeooo:paragraph-rsid="00018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12:22:56.254000000</meta:creation-date>
    <dc:date>2024-08-30T12:25:00.469000000</dc:date>
    <meta:editing-duration>PT2M5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24.2.5.2$Windows_X86_64 LibreOffice_project/bffef4ea93e59bebbeaf7f431bb02b1a39ee8a59</meta:generator>
  </office:meta>
</office:document-meta>
</file>